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8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110.2pt" style:use-optimal-column-width="false"/>
    </style:style>
    <style:style style:name="ACOL-8" style:family="table-column">
      <style:table-column-properties style:column-width="81pt" style:use-optimal-column-width="false"/>
    </style:style>
    <style:style style:name="ACOL-9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5"/>
        <table:table-column table:default-cell-style-name="ACE-3" table:style-name="ACOL-5" table:number-columns-repeated="2"/>
        <table:table-column table:default-cell-style-name="ACE-3" table:style-name="ACOL-0"/>
        <table:table-column table:default-cell-style-name="ACE-3" table:style-name="ACOL-8"/>
        <table:table-column table:default-cell-style-name="ACE-3" table:style-name="ACOL-0" table:number-columns-repeated="3"/>
        <table:table-column table:default-cell-style-name="ACE-3" table:style-name="ACOL-9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294</text:p>
          </table:table-cell>
          <table:table-cell table:style-name="ACE-5" table:formula="of:=64+24/60" office:value-type="float" office:value="64.400000000000006">
            <text:p>64.400</text:p>
          </table:table-cell>
          <table:table-cell table:style-name="ACE-5" table:formula="of:=-(50+12/60)" office:value-type="float" office:value="-50.200000000000003">
            <text:p>−50.200</text:p>
          </table:table-cell>
          <table:table-cell table:style-name="ACE-7" table:formula="of:=[.AB2]" office:value-type="float" office:value="8788">
            <text:p>8788</text:p>
          </table:table-cell>
          <table:table-cell table:style-name="ACE-7" table:formula="of:=[.AC2]" office:value-type="float" office:value="145">
            <text:p>145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0">
            <text:p>100</text:p>
          </table:table-cell>
          <table:table-cell table:style-name="ACE-8" table:formula="of:=IF(ABS([.M2])&gt;50;10;IF([.M2]&lt;5;1;[.M2]*0.20000000000000001))" office:value-type="float" office:value="10">
            <text:p>10.0</text:p>
          </table:table-cell>
          <table:table-cell table:style-name="ACE-8" table:formula="of:=IF(ABS([.M2])&gt;50;10;IF([.M2]&lt;5;1;[.M2]*0.20000000000000001))" office:value-type="float" office:value="10">
            <text:p>10.0</text:p>
          </table:table-cell>
          <table:table-cell table:style-name="ACE-3" office:value-type="string">
            <text:p>Fredskild1983,WeidickEtal2012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-16.007006000000001">
            <text:p>−16.0</text:p>
          </table:table-cell>
          <table:table-cell table:style-name="ACE-8" office:value-type="float" office:value="3.9719790000000001">
            <text:p>4.0</text:p>
          </table:table-cell>
          <table:table-cell table:style-name="ACE-6" table:formula="of:=(EXP([.W2]/-8033))*0.97499999999999998^2/(1+[.Y2]/1000)^2" office:value-type="float" office:value="0.33489912443170483">
            <text:p>0.3349</text:p>
          </table:table-cell>
          <table:table-cell table:style-name="ACE-4" table:formula="of:=ROUND(-8033*LN([.AA2]);0)" office:value-type="float" office:value="8788">
            <text:p>8788</text:p>
          </table:table-cell>
          <table:table-cell table:style-name="ACE-4" table:formula="of:=ROUND(SQRT([.X2]^2+(16.065999999999999*[.Z2])^2))" office:value-type="float" office:value="145">
            <text:p>14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60</text:p>
          </table:table-cell>
          <table:table-cell table:style-name="ACE-5" table:formula="of:=64+24/60" office:value-type="float" office:value="64.400000000000006">
            <text:p>64.400</text:p>
          </table:table-cell>
          <table:table-cell table:style-name="ACE-5" table:formula="of:=-(50+12/60)" office:value-type="float" office:value="-50.200000000000003">
            <text:p>−50.200</text:p>
          </table:table-cell>
          <table:table-cell table:style-name="ACE-7" table:formula="of:=[.AB3]" office:value-type="float" office:value="8640">
            <text:p>8640</text:p>
          </table:table-cell>
          <table:table-cell table:style-name="ACE-7" table:formula="of:=[.AC3]" office:value-type="float" office:value="120">
            <text:p>12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0">
            <text:p>100</text:p>
          </table:table-cell>
          <table:table-cell table:style-name="ACE-8" table:formula="of:=IF(ABS([.M3])&gt;50;10;IF([.M3]&lt;5;1;[.M3]*0.20000000000000001))" office:value-type="float" office:value="10">
            <text:p>10.0</text:p>
          </table:table-cell>
          <table:table-cell table:style-name="ACE-8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3]/-8033))*0.97499999999999998^2/(1+[.Y3]/1000)^2" office:value-type="float" office:value="0.34110555594199177">
            <text:p>0.3411</text:p>
          </table:table-cell>
          <table:table-cell table:style-name="ACE-4" table:formula="of:=ROUND(-8033*LN([.AA3]);0)" office:value-type="float" office:value="8640">
            <text:p>8640</text:p>
          </table:table-cell>
          <table:table-cell table:style-name="ACE-4" table:formula="of:=ROUND(SQRT([.X3]^2+(16.065999999999999*[.Z3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61</text:p>
          </table:table-cell>
          <table:table-cell table:style-name="ACE-5" table:formula="of:=64+24/60" office:value-type="float" office:value="64.400000000000006">
            <text:p>64.400</text:p>
          </table:table-cell>
          <table:table-cell table:style-name="ACE-5" table:formula="of:=-(50+12/60)" office:value-type="float" office:value="-50.200000000000003">
            <text:p>−50.200</text:p>
          </table:table-cell>
          <table:table-cell table:style-name="ACE-7" table:formula="of:=[.AB4]" office:value-type="float" office:value="8640">
            <text:p>8640</text:p>
          </table:table-cell>
          <table:table-cell table:style-name="ACE-7" table:formula="of:=[.AC4]" office:value-type="float" office:value="80">
            <text:p>8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0">
            <text:p>100</text:p>
          </table:table-cell>
          <table:table-cell table:style-name="ACE-8" table:formula="of:=IF(ABS([.M4])&gt;50;10;IF([.M4]&lt;5;1;[.M4]*0.20000000000000001))" office:value-type="float" office:value="10">
            <text:p>10.0</text:p>
          </table:table-cell>
          <table:table-cell table:style-name="ACE-8" table:formula="of:=IF(ABS([.M4])&gt;50;10;IF([.M4]&lt;5;1;[.M4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80">
            <text:p>8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4]/-8033))*0.97499999999999998^2/(1+[.Y4]/1000)^2" office:value-type="float" office:value="0.34110555594199177">
            <text:p>0.3411</text:p>
          </table:table-cell>
          <table:table-cell table:style-name="ACE-4" table:formula="of:=ROUND(-8033*LN([.AA4]);0)" office:value-type="float" office:value="8640">
            <text:p>8640</text:p>
          </table:table-cell>
          <table:table-cell table:style-name="ACE-4" table:formula="of:=ROUND(SQRT([.X4]^2+(16.065999999999999*[.Z4])^2))" office:value-type="float" office:value="80">
            <text:p>8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292</text:p>
          </table:table-cell>
          <table:table-cell table:style-name="ACE-5" table:formula="of:=64+28/60" office:value-type="float" office:value="64.466666666666669">
            <text:p>64.467</text:p>
          </table:table-cell>
          <table:table-cell table:style-name="ACE-5" table:formula="of:=-(51+35/60)" office:value-type="float" office:value="-51.583333333333336">
            <text:p>−51.583</text:p>
          </table:table-cell>
          <table:table-cell table:style-name="ACE-7" table:formula="of:=[.AB5]" office:value-type="float" office:value="8788">
            <text:p>8788</text:p>
          </table:table-cell>
          <table:table-cell table:style-name="ACE-7" table:formula="of:=[.AC5]" office:value-type="float" office:value="154">
            <text:p>154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1">
            <text:p>61</text:p>
          </table:table-cell>
          <table:table-cell table:style-name="ACE-8" table:formula="of:=IF(ABS([.M5])&gt;50;10;IF([.M5]&lt;5;1;[.M5]*0.20000000000000001))" office:value-type="float" office:value="10">
            <text:p>10.0</text:p>
          </table:table-cell>
          <table:table-cell table:style-name="ACE-8" table:formula="of:=IF(ABS([.M5])&gt;50;10;IF([.M5]&lt;5;1;[.M5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-16.007006000000001">
            <text:p>−16.0</text:p>
          </table:table-cell>
          <table:table-cell table:style-name="ACE-8" office:value-type="float" office:value="3.9719790000000001">
            <text:p>4.0</text:p>
          </table:table-cell>
          <table:table-cell table:style-name="ACE-6" table:formula="of:=(EXP([.W5]/-8033))*0.97499999999999998^2/(1+[.Y5]/1000)^2" office:value-type="float" office:value="0.33489912443170483">
            <text:p>0.3349</text:p>
          </table:table-cell>
          <table:table-cell table:style-name="ACE-4" table:formula="of:=ROUND(-8033*LN([.AA5]);0)" office:value-type="float" office:value="8788">
            <text:p>8788</text:p>
          </table:table-cell>
          <table:table-cell table:style-name="ACE-4" table:formula="of:=ROUND(SQRT([.X5]^2+(16.065999999999999*[.Z5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717</text:p>
          </table:table-cell>
          <table:table-cell table:style-name="ACE-5" table:formula="of:=64+28/60" office:value-type="float" office:value="64.466666666666669">
            <text:p>64.467</text:p>
          </table:table-cell>
          <table:table-cell table:style-name="ACE-5" table:formula="of:=-(51+35/60)" office:value-type="float" office:value="-51.583333333333336">
            <text:p>−51.583</text:p>
          </table:table-cell>
          <table:table-cell table:style-name="ACE-7" table:formula="of:=[.AB6]" office:value-type="float" office:value="8640">
            <text:p>8640</text:p>
          </table:table-cell>
          <table:table-cell table:style-name="ACE-7" table:formula="of:=[.AC6]" office:value-type="float" office:value="120">
            <text:p>12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1">
            <text:p>61</text:p>
          </table:table-cell>
          <table:table-cell table:style-name="ACE-8" table:formula="of:=IF(ABS([.M6])&gt;50;10;IF([.M6]&lt;5;1;[.M6]*0.20000000000000001))" office:value-type="float" office:value="10">
            <text:p>10.0</text:p>
          </table:table-cell>
          <table:table-cell table:style-name="ACE-8" table:formula="of:=IF(ABS([.M6])&gt;50;10;IF([.M6]&lt;5;1;[.M6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6]/-8033))*0.97499999999999998^2/(1+[.Y6]/1000)^2" office:value-type="float" office:value="0.34110555594199177">
            <text:p>0.3411</text:p>
          </table:table-cell>
          <table:table-cell table:style-name="ACE-4" table:formula="of:=ROUND(-8033*LN([.AA6]);0)" office:value-type="float" office:value="8640">
            <text:p>8640</text:p>
          </table:table-cell>
          <table:table-cell table:style-name="ACE-4" table:formula="of:=ROUND(SQRT([.X6]^2+(16.065999999999999*[.Z6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718</text:p>
          </table:table-cell>
          <table:table-cell table:style-name="ACE-5" table:formula="of:=64+28/60" office:value-type="float" office:value="64.466666666666669">
            <text:p>64.467</text:p>
          </table:table-cell>
          <table:table-cell table:style-name="ACE-5" table:formula="of:=-(51+35/60)" office:value-type="float" office:value="-51.583333333333336">
            <text:p>−51.583</text:p>
          </table:table-cell>
          <table:table-cell table:style-name="ACE-7" table:formula="of:=[.AB7]" office:value-type="float" office:value="8640">
            <text:p>8640</text:p>
          </table:table-cell>
          <table:table-cell table:style-name="ACE-7" table:formula="of:=[.AC7]" office:value-type="float" office:value="120">
            <text:p>12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1">
            <text:p>61</text:p>
          </table:table-cell>
          <table:table-cell table:style-name="ACE-8" table:formula="of:=IF(ABS([.M7])&gt;50;10;IF([.M7]&lt;5;1;[.M7]*0.20000000000000001))" office:value-type="float" office:value="10">
            <text:p>10.0</text:p>
          </table:table-cell>
          <table:table-cell table:style-name="ACE-8" table:formula="of:=IF(ABS([.M7])&gt;50;10;IF([.M7]&lt;5;1;[.M7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7]/-8033))*0.97499999999999998^2/(1+[.Y7]/1000)^2" office:value-type="float" office:value="0.34110555594199177">
            <text:p>0.3411</text:p>
          </table:table-cell>
          <table:table-cell table:style-name="ACE-4" table:formula="of:=ROUND(-8033*LN([.AA7]);0)" office:value-type="float" office:value="8640">
            <text:p>8640</text:p>
          </table:table-cell>
          <table:table-cell table:style-name="ACE-4" table:formula="of:=ROUND(SQRT([.X7]^2+(16.065999999999999*[.Z7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293</text:p>
          </table:table-cell>
          <table:table-cell table:style-name="ACE-5" table:formula="of:=64+27.5/60" office:value-type="float" office:value="64.458333333333329">
            <text:p>64.458</text:p>
          </table:table-cell>
          <table:table-cell table:style-name="ACE-5" table:formula="of:=-(51+35/60)" office:value-type="float" office:value="-51.583333333333336">
            <text:p>−51.583</text:p>
          </table:table-cell>
          <table:table-cell table:style-name="ACE-7" table:formula="of:=[.AB8]" office:value-type="float" office:value="8788">
            <text:p>8788</text:p>
          </table:table-cell>
          <table:table-cell table:style-name="ACE-7" table:formula="of:=[.AC8]" office:value-type="float" office:value="145">
            <text:p>145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1">
            <text:p>51</text:p>
          </table:table-cell>
          <table:table-cell table:style-name="ACE-8" table:formula="of:=IF(ABS([.M8])&gt;50;10;IF([.M8]&lt;5;1;[.M8]*0.20000000000000001))" office:value-type="float" office:value="10">
            <text:p>10.0</text:p>
          </table:table-cell>
          <table:table-cell table:style-name="ACE-8" table:formula="of:=IF(ABS([.M8])&gt;50;10;IF([.M8]&lt;5;1;[.M8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-16.007006000000001">
            <text:p>−16.0</text:p>
          </table:table-cell>
          <table:table-cell table:style-name="ACE-8" office:value-type="float" office:value="3.9719790000000001">
            <text:p>4.0</text:p>
          </table:table-cell>
          <table:table-cell table:style-name="ACE-6" table:formula="of:=(EXP([.W8]/-8033))*0.97499999999999998^2/(1+[.Y8]/1000)^2" office:value-type="float" office:value="0.33489912443170483">
            <text:p>0.3349</text:p>
          </table:table-cell>
          <table:table-cell table:style-name="ACE-4" table:formula="of:=ROUND(-8033*LN([.AA8]);0)" office:value-type="float" office:value="8788">
            <text:p>8788</text:p>
          </table:table-cell>
          <table:table-cell table:style-name="ACE-4" table:formula="of:=ROUND(SQRT([.X8]^2+(16.065999999999999*[.Z8])^2))" office:value-type="float" office:value="145">
            <text:p>14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750</text:p>
          </table:table-cell>
          <table:table-cell table:style-name="ACE-5" table:formula="of:=64+24/60" office:value-type="float" office:value="64.400000000000006">
            <text:p>64.400</text:p>
          </table:table-cell>
          <table:table-cell table:style-name="ACE-5" table:formula="of:=-(51+41/60)" office:value-type="float" office:value="-51.68333333333333">
            <text:p>−51.683</text:p>
          </table:table-cell>
          <table:table-cell table:style-name="ACE-7" table:formula="of:=[.AB9]" office:value-type="float" office:value="8640">
            <text:p>8640</text:p>
          </table:table-cell>
          <table:table-cell table:style-name="ACE-7" table:formula="of:=[.AC9]" office:value-type="float" office:value="190">
            <text:p>190</text:p>
          </table:table-cell>
          <table:table-cell table:style-name="ACE-3" office:value-type="string">
            <text:p>Drepanocladus exannulatu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40">
            <text:p>140</text:p>
          </table:table-cell>
          <table:table-cell table:style-name="ACE-8" table:formula="of:=IF(ABS([.M9])&gt;50;10;IF([.M9]&lt;5;1;[.M9]*0.20000000000000001))" office:value-type="float" office:value="10">
            <text:p>10.0</text:p>
          </table:table-cell>
          <table:table-cell table:style-name="ACE-8" table:formula="of:=IF(ABS([.M9])&gt;50;10;IF([.M9]&lt;5;1;[.M9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90">
            <text:p>19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9]/-8033))*0.97499999999999998^2/(1+[.Y9]/1000)^2" office:value-type="float" office:value="0.34110555594199177">
            <text:p>0.3411</text:p>
          </table:table-cell>
          <table:table-cell table:style-name="ACE-4" table:formula="of:=ROUND(-8033*LN([.AA9]);0)" office:value-type="float" office:value="8640">
            <text:p>8640</text:p>
          </table:table-cell>
          <table:table-cell table:style-name="ACE-4" table:formula="of:=ROUND(SQRT([.X9]^2+(16.065999999999999*[.Z9])^2))" office:value-type="float" office:value="190">
            <text:p>19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190</text:p>
          </table:table-cell>
          <table:table-cell table:style-name="ACE-5" table:formula="of:=64+24/60" office:value-type="float" office:value="64.400000000000006">
            <text:p>64.400</text:p>
          </table:table-cell>
          <table:table-cell table:style-name="ACE-5" table:formula="of:=-(51+41/60)" office:value-type="float" office:value="-51.68333333333333">
            <text:p>−51.683</text:p>
          </table:table-cell>
          <table:table-cell table:style-name="ACE-7" table:formula="of:=[.AB10]" office:value-type="float" office:value="8640">
            <text:p>8640</text:p>
          </table:table-cell>
          <table:table-cell table:style-name="ACE-7" table:formula="of:=[.AC10]" office:value-type="float" office:value="110">
            <text:p>11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40">
            <text:p>140</text:p>
          </table:table-cell>
          <table:table-cell table:style-name="ACE-8" table:formula="of:=IF(ABS([.M10])&gt;50;10;IF([.M10]&lt;5;1;[.M10]*0.20000000000000001))" office:value-type="float" office:value="10">
            <text:p>10.0</text:p>
          </table:table-cell>
          <table:table-cell table:style-name="ACE-8" table:formula="of:=IF(ABS([.M10])&gt;50;10;IF([.M10]&lt;5;1;[.M10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0]/-8033))*0.97499999999999998^2/(1+[.Y10]/1000)^2" office:value-type="float" office:value="0.34110555594199177">
            <text:p>0.3411</text:p>
          </table:table-cell>
          <table:table-cell table:style-name="ACE-4" table:formula="of:=ROUND(-8033*LN([.AA10]);0)" office:value-type="float" office:value="8640">
            <text:p>8640</text:p>
          </table:table-cell>
          <table:table-cell table:style-name="ACE-4" table:formula="of:=ROUND(SQRT([.X10]^2+(16.065999999999999*[.Z10])^2))" office:value-type="float" office:value="110">
            <text:p>11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295</text:p>
          </table:table-cell>
          <table:table-cell table:style-name="ACE-5" table:formula="of:=64+23.5/60" office:value-type="float" office:value="64.391666666666666">
            <text:p>64.392</text:p>
          </table:table-cell>
          <table:table-cell table:style-name="ACE-5" table:formula="of:=-(50+21.5/60)" office:value-type="float" office:value="-50.358333333333334">
            <text:p>−50.358</text:p>
          </table:table-cell>
          <table:table-cell table:style-name="ACE-7" table:formula="of:=[.AB11]" office:value-type="float" office:value="7578">
            <text:p>7578</text:p>
          </table:table-cell>
          <table:table-cell table:style-name="ACE-7" table:formula="of:=[.AC11]" office:value-type="float" office:value="119">
            <text:p>119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7.299999999999997">
            <text:p>57.3</text:p>
          </table:table-cell>
          <table:table-cell table:style-name="ACE-8" office:value-type="float" office:value="1">
            <text:p>1.0</text:p>
          </table:table-cell>
          <table:table-cell table:style-name="ACE-8" office:value-type="float" office:value="1">
            <text:p>1.0</text:p>
          </table:table-cell>
          <table:table-cell table:style-name="ACE-3" office:value-type="string">
            <text:p>Fredskild1983,WeidickEtal2012</text:p>
          </table:table-cell>
          <table:table-cell table:number-columns-repeated="6" table:style-name="ACE-3"/>
          <table:table-cell table:style-name="ACE-3" office:value-type="float" office:value="7430">
            <text:p>7430</text:p>
          </table:table-cell>
          <table:table-cell table:style-name="ACE-3" office:value-type="float" office:value="100">
            <text:p>100</text:p>
          </table:table-cell>
          <table:table-cell table:style-name="ACE-8" office:value-type="float" office:value="-16.007006000000001">
            <text:p>−16.0</text:p>
          </table:table-cell>
          <table:table-cell table:style-name="ACE-8" office:value-type="float" office:value="3.9719790000000001">
            <text:p>4.0</text:p>
          </table:table-cell>
          <table:table-cell table:style-name="ACE-6" table:formula="of:=(EXP([.W11]/-8033))*0.97499999999999998^2/(1+[.Y11]/1000)^2" office:value-type="float" office:value="0.38934195616946687">
            <text:p>0.3893</text:p>
          </table:table-cell>
          <table:table-cell table:style-name="ACE-4" table:formula="of:=ROUND(-8033*LN([.AA11]);0)" office:value-type="float" office:value="7578">
            <text:p>7578</text:p>
          </table:table-cell>
          <table:table-cell table:style-name="ACE-4" table:formula="of:=ROUND(SQRT([.X11]^2+(16.065999999999999*[.Z11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597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2]" office:value-type="float" office:value="900">
            <text:p>900</text:p>
          </table:table-cell>
          <table:table-cell table:style-name="ACE-7" table:formula="of:=[.AC12]" office:value-type="float" office:value="65">
            <text:p>65</text:p>
          </table:table-cell>
          <table:table-cell table:style-name="ACE-3" office:value-type="string">
            <text:p>cattle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2])&gt;50;10;IF([.M12]&lt;5;1;[.M12]*0.20000000000000001))" office:value-type="float" office:value="1">
            <text:p>1.0</text:p>
          </table:table-cell>
          <table:table-cell table:style-name="ACE-8" table:formula="of:=IF(ABS([.M12])&gt;50;10;IF([.M12]&lt;5;1;[.M12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900">
            <text:p>90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2]/-8033))*0.97499999999999998^2/(1+[.Y12]/1000)^2" office:value-type="float" office:value="0.89401042402450026">
            <text:p>0.8940</text:p>
          </table:table-cell>
          <table:table-cell table:style-name="ACE-4" table:formula="of:=ROUND(-8033*LN([.AA12]);0)" office:value-type="float" office:value="900">
            <text:p>900</text:p>
          </table:table-cell>
          <table:table-cell table:style-name="ACE-4" table:formula="of:=ROUND(SQRT([.X12]^2+(16.065999999999999*[.Z12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598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3]" office:value-type="float" office:value="870">
            <text:p>870</text:p>
          </table:table-cell>
          <table:table-cell table:style-name="ACE-7" table:formula="of:=[.AC13]" office:value-type="float" office:value="65">
            <text:p>65</text:p>
          </table:table-cell>
          <table:table-cell table:style-name="ACE-3" office:value-type="string">
            <text:p>caribou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3])&gt;50;10;IF([.M13]&lt;5;1;[.M13]*0.20000000000000001))" office:value-type="float" office:value="1">
            <text:p>1.0</text:p>
          </table:table-cell>
          <table:table-cell table:style-name="ACE-8" table:formula="of:=IF(ABS([.M13])&gt;50;10;IF([.M13]&lt;5;1;[.M13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870">
            <text:p>87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3]/-8033))*0.97499999999999998^2/(1+[.Y13]/1000)^2" office:value-type="float" office:value="0.89735543294070252">
            <text:p>0.8974</text:p>
          </table:table-cell>
          <table:table-cell table:style-name="ACE-4" table:formula="of:=ROUND(-8033*LN([.AA13]);0)" office:value-type="float" office:value="870">
            <text:p>870</text:p>
          </table:table-cell>
          <table:table-cell table:style-name="ACE-4" table:formula="of:=ROUND(SQRT([.X13]^2+(16.065999999999999*[.Z13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599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4]" office:value-type="float" office:value="910">
            <text:p>910</text:p>
          </table:table-cell>
          <table:table-cell table:style-name="ACE-7" table:formula="of:=[.AC14]" office:value-type="float" office:value="65">
            <text:p>65</text:p>
          </table:table-cell>
          <table:table-cell table:style-name="ACE-3" office:value-type="string">
            <text:p>sea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4])&gt;50;10;IF([.M14]&lt;5;1;[.M14]*0.20000000000000001))" office:value-type="float" office:value="1">
            <text:p>1.0</text:p>
          </table:table-cell>
          <table:table-cell table:style-name="ACE-8" table:formula="of:=IF(ABS([.M14])&gt;50;10;IF([.M14]&lt;5;1;[.M14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910">
            <text:p>91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4]/-8033))*0.97499999999999998^2/(1+[.Y14]/1000)^2" office:value-type="float" office:value="0.8928981942302191">
            <text:p>0.8929</text:p>
          </table:table-cell>
          <table:table-cell table:style-name="ACE-4" table:formula="of:=ROUND(-8033*LN([.AA14]);0)" office:value-type="float" office:value="910">
            <text:p>910</text:p>
          </table:table-cell>
          <table:table-cell table:style-name="ACE-4" table:formula="of:=ROUND(SQRT([.X14]^2+(16.065999999999999*[.Z14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0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5]" office:value-type="float" office:value="930">
            <text:p>930</text:p>
          </table:table-cell>
          <table:table-cell table:style-name="ACE-7" table:formula="of:=[.AC15]" office:value-type="float" office:value="65">
            <text:p>65</text:p>
          </table:table-cell>
          <table:table-cell table:style-name="ACE-3" office:value-type="string">
            <text:p>cattle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5])&gt;50;10;IF([.M15]&lt;5;1;[.M15]*0.20000000000000001))" office:value-type="float" office:value="1">
            <text:p>1.0</text:p>
          </table:table-cell>
          <table:table-cell table:style-name="ACE-8" table:formula="of:=IF(ABS([.M15])&gt;50;10;IF([.M15]&lt;5;1;[.M15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930">
            <text:p>93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5]/-8033))*0.97499999999999998^2/(1+[.Y15]/1000)^2" office:value-type="float" office:value="0.89067788406345072">
            <text:p>0.8907</text:p>
          </table:table-cell>
          <table:table-cell table:style-name="ACE-4" table:formula="of:=ROUND(-8033*LN([.AA15]);0)" office:value-type="float" office:value="930">
            <text:p>930</text:p>
          </table:table-cell>
          <table:table-cell table:style-name="ACE-4" table:formula="of:=ROUND(SQRT([.X15]^2+(16.065999999999999*[.Z15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1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6]" office:value-type="float" office:value="800">
            <text:p>800</text:p>
          </table:table-cell>
          <table:table-cell table:style-name="ACE-7" table:formula="of:=[.AC16]" office:value-type="float" office:value="65">
            <text:p>65</text:p>
          </table:table-cell>
          <table:table-cell table:style-name="ACE-3" office:value-type="string">
            <text:p>caribou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6])&gt;50;10;IF([.M16]&lt;5;1;[.M16]*0.20000000000000001))" office:value-type="float" office:value="1">
            <text:p>1.0</text:p>
          </table:table-cell>
          <table:table-cell table:style-name="ACE-8" table:formula="of:=IF(ABS([.M16])&gt;50;10;IF([.M16]&lt;5;1;[.M16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800">
            <text:p>80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6]/-8033))*0.97499999999999998^2/(1+[.Y16]/1000)^2" office:value-type="float" office:value="0.90520920651952919">
            <text:p>0.9052</text:p>
          </table:table-cell>
          <table:table-cell table:style-name="ACE-4" table:formula="of:=ROUND(-8033*LN([.AA16]);0)" office:value-type="float" office:value="800">
            <text:p>800</text:p>
          </table:table-cell>
          <table:table-cell table:style-name="ACE-4" table:formula="of:=ROUND(SQRT([.X16]^2+(16.065999999999999*[.Z16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2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7]" office:value-type="float" office:value="770">
            <text:p>770</text:p>
          </table:table-cell>
          <table:table-cell table:style-name="ACE-7" table:formula="of:=[.AC17]" office:value-type="float" office:value="65">
            <text:p>65</text:p>
          </table:table-cell>
          <table:table-cell table:style-name="ACE-3" office:value-type="string">
            <text:p>walrus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7])&gt;50;10;IF([.M17]&lt;5;1;[.M17]*0.20000000000000001))" office:value-type="float" office:value="1">
            <text:p>1.0</text:p>
          </table:table-cell>
          <table:table-cell table:style-name="ACE-8" table:formula="of:=IF(ABS([.M17])&gt;50;10;IF([.M17]&lt;5;1;[.M17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770">
            <text:p>77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7]/-8033))*0.97499999999999998^2/(1+[.Y17]/1000)^2" office:value-type="float" office:value="0.90859611654369388">
            <text:p>0.9086</text:p>
          </table:table-cell>
          <table:table-cell table:style-name="ACE-4" table:formula="of:=ROUND(-8033*LN([.AA17]);0)" office:value-type="float" office:value="770">
            <text:p>770</text:p>
          </table:table-cell>
          <table:table-cell table:style-name="ACE-4" table:formula="of:=ROUND(SQRT([.X17]^2+(16.065999999999999*[.Z17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3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8]" office:value-type="float" office:value="830">
            <text:p>830</text:p>
          </table:table-cell>
          <table:table-cell table:style-name="ACE-7" table:formula="of:=[.AC18]" office:value-type="float" office:value="65">
            <text:p>65</text:p>
          </table:table-cell>
          <table:table-cell table:style-name="ACE-3" office:value-type="string">
            <text:p>walrus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8])&gt;50;10;IF([.M18]&lt;5;1;[.M18]*0.20000000000000001))" office:value-type="float" office:value="1">
            <text:p>1.0</text:p>
          </table:table-cell>
          <table:table-cell table:style-name="ACE-8" table:formula="of:=IF(ABS([.M18])&gt;50;10;IF([.M18]&lt;5;1;[.M18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830">
            <text:p>83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8]/-8033))*0.97499999999999998^2/(1+[.Y18]/1000)^2" office:value-type="float" office:value="0.90183492164233914">
            <text:p>0.9018</text:p>
          </table:table-cell>
          <table:table-cell table:style-name="ACE-4" table:formula="of:=ROUND(-8033*LN([.AA18]);0)" office:value-type="float" office:value="830">
            <text:p>830</text:p>
          </table:table-cell>
          <table:table-cell table:style-name="ACE-4" table:formula="of:=ROUND(SQRT([.X18]^2+(16.065999999999999*[.Z18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4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9]" office:value-type="float" office:value="820">
            <text:p>820</text:p>
          </table:table-cell>
          <table:table-cell table:style-name="ACE-7" table:formula="of:=[.AC19]" office:value-type="float" office:value="50">
            <text:p>50</text:p>
          </table:table-cell>
          <table:table-cell table:style-name="ACE-3" office:value-type="string">
            <text:p>walrus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9])&gt;50;10;IF([.M19]&lt;5;1;[.M19]*0.20000000000000001))" office:value-type="float" office:value="1">
            <text:p>1.0</text:p>
          </table:table-cell>
          <table:table-cell table:style-name="ACE-8" table:formula="of:=IF(ABS([.M19])&gt;50;10;IF([.M19]&lt;5;1;[.M19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820">
            <text:p>820</text:p>
          </table:table-cell>
          <table:table-cell table:style-name="ACE-3" office:value-type="float" office:value="50">
            <text:p>5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9]/-8033))*0.97499999999999998^2/(1+[.Y19]/1000)^2" office:value-type="float" office:value="0.90295828338263084">
            <text:p>0.9030</text:p>
          </table:table-cell>
          <table:table-cell table:style-name="ACE-4" table:formula="of:=ROUND(-8033*LN([.AA19]);0)" office:value-type="float" office:value="820">
            <text:p>820</text:p>
          </table:table-cell>
          <table:table-cell table:style-name="ACE-4" table:formula="of:=ROUND(SQRT([.X19]^2+(16.065999999999999*[.Z19])^2))" office:value-type="float" office:value="50">
            <text:p>5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5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20]" office:value-type="float" office:value="730">
            <text:p>730</text:p>
          </table:table-cell>
          <table:table-cell table:style-name="ACE-7" table:formula="of:=[.AC20]" office:value-type="float" office:value="50">
            <text:p>50</text:p>
          </table:table-cell>
          <table:table-cell table:style-name="ACE-3" office:value-type="string">
            <text:p>caribou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20])&gt;50;10;IF([.M20]&lt;5;1;[.M20]*0.20000000000000001))" office:value-type="float" office:value="1">
            <text:p>1.0</text:p>
          </table:table-cell>
          <table:table-cell table:style-name="ACE-8" table:formula="of:=IF(ABS([.M20])&gt;50;10;IF([.M20]&lt;5;1;[.M20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730">
            <text:p>730</text:p>
          </table:table-cell>
          <table:table-cell table:style-name="ACE-3" office:value-type="float" office:value="50">
            <text:p>5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20]/-8033))*0.97499999999999998^2/(1+[.Y20]/1000)^2" office:value-type="float" office:value="0.91313171736473131">
            <text:p>0.9131</text:p>
          </table:table-cell>
          <table:table-cell table:style-name="ACE-4" table:formula="of:=ROUND(-8033*LN([.AA20]);0)" office:value-type="float" office:value="730">
            <text:p>730</text:p>
          </table:table-cell>
          <table:table-cell table:style-name="ACE-4" table:formula="of:=ROUND(SQRT([.X20]^2+(16.065999999999999*[.Z20])^2))" office:value-type="float" office:value="50">
            <text:p>5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6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21]" office:value-type="float" office:value="760">
            <text:p>760</text:p>
          </table:table-cell>
          <table:table-cell table:style-name="ACE-7" table:formula="of:=[.AC21]" office:value-type="float" office:value="50">
            <text:p>50</text:p>
          </table:table-cell>
          <table:table-cell table:style-name="ACE-3" office:value-type="string">
            <text:p>cattle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21])&gt;50;10;IF([.M21]&lt;5;1;[.M21]*0.20000000000000001))" office:value-type="float" office:value="1">
            <text:p>1.0</text:p>
          </table:table-cell>
          <table:table-cell table:style-name="ACE-8" table:formula="of:=IF(ABS([.M21])&gt;50;10;IF([.M21]&lt;5;1;[.M21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760">
            <text:p>760</text:p>
          </table:table-cell>
          <table:table-cell table:style-name="ACE-3" office:value-type="float" office:value="50">
            <text:p>5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21]/-8033))*0.97499999999999998^2/(1+[.Y21]/1000)^2" office:value-type="float" office:value="0.90972790029946593">
            <text:p>0.9097</text:p>
          </table:table-cell>
          <table:table-cell table:style-name="ACE-4" table:formula="of:=ROUND(-8033*LN([.AA21]);0)" office:value-type="float" office:value="760">
            <text:p>760</text:p>
          </table:table-cell>
          <table:table-cell table:style-name="ACE-4" table:formula="of:=ROUND(SQRT([.X21]^2+(16.065999999999999*[.Z21])^2))" office:value-type="float" office:value="50">
            <text:p>5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036</text:p>
          </table:table-cell>
          <table:table-cell table:style-name="ACE-5" table:formula="of:=64+26/60" office:value-type="float" office:value="64.433333333333337">
            <text:p>64.433</text:p>
          </table:table-cell>
          <table:table-cell table:style-name="ACE-5" table:formula="of:=-(50+10/60)" office:value-type="float" office:value="-50.166666666666664">
            <text:p>−50.167</text:p>
          </table:table-cell>
          <table:table-cell table:style-name="ACE-7" table:formula="of:=[.AB22]" office:value-type="float" office:value="7965">
            <text:p>7965</text:p>
          </table:table-cell>
          <table:table-cell table:style-name="ACE-7" table:formula="of:=[.AC22]" office:value-type="float" office:value="154">
            <text:p>15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7.25">
            <text:p>37.25</text:p>
          </table:table-cell>
          <table:table-cell table:style-name="ACE-8" office:value-type="float" office:value="5">
            <text:p>5.0</text:p>
          </table:table-cell>
          <table:table-cell table:style-name="ACE-8" office:value-type="float" office:value="5">
            <text:p>5.0</text:p>
          </table:table-cell>
          <table:table-cell table:style-name="ACE-3" office:value-type="string">
            <text:p>WeidickEtal2012,Weidick1972,Weidick1968</text:p>
          </table:table-cell>
          <table:table-cell table:number-columns-repeated="6" table:style-name="ACE-3"/>
          <table:table-cell table:style-name="ACE-3" office:value-type="float" office:value="7560">
            <text:p>7560</text:p>
          </table:table-cell>
          <table:table-cell table:style-name="ACE-3" office:value-type="float" office:value="150">
            <text:p>15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2]/-8033))*0.97499999999999998^2/(1+[.Y22]/1000)^2" office:value-type="float" office:value="0.371014062843604">
            <text:p>0.3710</text:p>
          </table:table-cell>
          <table:table-cell table:style-name="ACE-4" table:formula="of:=ROUND(-8033*LN([.AA22]);0)" office:value-type="float" office:value="7965">
            <text:p>7965</text:p>
          </table:table-cell>
          <table:table-cell table:style-name="ACE-4" table:formula="of:=ROUND(SQRT([.X22]^2+(16.065999999999999*[.Z22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802</text:p>
          </table:table-cell>
          <table:table-cell table:style-name="ACE-5" table:formula="of:=64+26/60" office:value-type="float" office:value="64.433333333333337">
            <text:p>64.433</text:p>
          </table:table-cell>
          <table:table-cell table:style-name="ACE-5" table:formula="of:=-(50+12/60)" office:value-type="float" office:value="-50.200000000000003">
            <text:p>−50.200</text:p>
          </table:table-cell>
          <table:table-cell table:style-name="ACE-7" table:formula="of:=[.AB23]" office:value-type="float" office:value="4745">
            <text:p>4745</text:p>
          </table:table-cell>
          <table:table-cell table:style-name="ACE-7" table:formula="of:=[.AC23]" office:value-type="float" office:value="124">
            <text:p>124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">
            <text:p>8</text:p>
          </table:table-cell>
          <table:table-cell table:style-name="ACE-8" table:formula="of:=IF(ABS([.M23])&gt;50;10;IF([.M23]&lt;5;1;[.M23]*0.20000000000000001))" office:value-type="float" office:value="1.6000000000000001">
            <text:p>1.6</text:p>
          </table:table-cell>
          <table:table-cell table:style-name="ACE-8" table:formula="of:=IF(ABS([.M23])&gt;50;10;IF([.M23]&lt;5;1;[.M23]*0.20000000000000001))" office:value-type="float" office:value="1.6000000000000001">
            <text:p>1.6</text:p>
          </table:table-cell>
          <table:table-cell table:style-name="ACE-3" office:value-type="string">
            <text:p>WeidickEtal2012,Fredskild1973</text:p>
          </table:table-cell>
          <table:table-cell table:number-columns-repeated="6" table:style-name="ACE-3"/>
          <table:table-cell table:style-name="ACE-3" office:value-type="float" office:value="4340">
            <text:p>434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3]/-8033))*0.97499999999999998^2/(1+[.Y23]/1000)^2" office:value-type="float" office:value="0.55395667254246261">
            <text:p>0.5540</text:p>
          </table:table-cell>
          <table:table-cell table:style-name="ACE-4" table:formula="of:=ROUND(-8033*LN([.AA23]);0)" office:value-type="float" office:value="4745">
            <text:p>4745</text:p>
          </table:table-cell>
          <table:table-cell table:style-name="ACE-4" table:formula="of:=ROUND(SQRT([.X23]^2+(16.065999999999999*[.Z23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3">
          <table:table-cell table:number-columns-repeated="256"/>
        </table:table-row>
        <table:table-row table:style-name="AROW-0" table:number-rows-repeated="6548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9" gnm:cursor-row="21">
          <gnm:selection gnm:start-col="9" gnm:start-row="21" gnm:end-col="10" gnm:end-row="2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7:57:55Z</dc:date>
    <meta:creation-date>2022-10-27T08:15:17Z</meta:creation-date>
    <meta:generator>gnumeric/1.12.46</meta:generator>
  </office:meta>
</office:document-meta>
</file>